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JetBrainsMono NF SemiBold" svg:font-family="'JetBrainsMono NF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="solid" draw:fill-color="#ffffd7" draw:textarea-horizontal-align="justify" draw:textarea-vertical-align="middle" draw:auto-grow-height="false" fo:min-height="2.346cm" fo:min-width="2.04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bf0041" draw:textarea-horizontal-align="justify" draw:textarea-vertical-align="middle" draw:auto-grow-height="false" fo:min-height="2.607cm" fo:min-width="4.26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2.607cm" fo:min-width="4.262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127622" draw:textarea-horizontal-align="justify" draw:textarea-vertical-align="middle" draw:auto-grow-height="false" fo:min-height="2.608cm" fo:min-width="4.263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2a6099" draw:fill="solid" draw:fill-color="#ffdbb6" draw:textarea-horizontal-align="justify" draw:textarea-vertical-align="middle" draw:auto-grow-height="false" fo:min-height="1.756cm" fo:min-width="3.412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2a6099" draw:fill="solid" draw:fill-color="#ffdbb6" draw:textarea-horizontal-align="justify" draw:textarea-vertical-align="middle" draw:auto-grow-height="false" fo:min-height="2.553cm" fo:min-width="2.041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2a6099" draw:fill="solid" draw:fill-color="#ffffd7" draw:textarea-horizontal-align="justify" draw:textarea-vertical-align="middle" draw:auto-grow-height="false" fo:min-height="2.345cm" fo:min-width="2.041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2a6099" draw:marker-start-width="0.28cm" draw:marker-end="Arrowheads_20_1" draw:marker-end-width="0.38cm" draw:fill="none" draw:textarea-vertical-align="middle" fo:padding-top="0.152cm" fo:padding-bottom="0.152cm" fo:padding-left="0.277cm" fo:padding-right="0.277cm" loext:decorative="false"/>
    </style:style>
    <style:style style:name="gr9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2.329cm" fo:min-width="3.3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Double_20_Dash_20__28_Rounded_29_" svg:stroke-width="0.053cm" draw:marker-start-width="0.279cm" draw:marker-end-width="0.279cm" svg:stroke-linecap="round" draw:opacity="0%" draw:textarea-horizontal-align="justify" draw:textarea-vertical-align="middle" draw:auto-grow-height="false" fo:min-height="13.351cm" fo:min-width="23.896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2.232cm" fo:min-width="3.43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2.232cm" fo:min-width="3.434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2.33cm" fo:min-width="3.425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2.33cm" fo:min-width="3.42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ffd7d7" draw:textarea-horizontal-align="center" draw:textarea-vertical-align="middle" draw:auto-grow-height="false" fo:min-height="2.33cm" fo:min-width="3.4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53cm" draw:marker-start-width="0.279cm" draw:marker-end-width="0.279cm" svg:stroke-linecap="butt" draw:opacity="0%" draw:textarea-horizontal-align="justify" draw:textarea-vertical-align="middle" draw:auto-grow-height="false" fo:min-height="7.37cm" fo:min-width="22.36cm" fo:padding-top="0.151cm" fo:padding-bottom="0.151cm" fo:padding-left="0.276cm" fo:padding-right="0.276cm" loext:decorative="false"/>
    </style:style>
    <style:style style:name="gr17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-width="0.279cm" draw:marker-end="Arrowheads_20_11" draw:marker-end-width="0.3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svg:stroke-width="0.053cm" svg:stroke-color="#000000" draw:marker-start-width="0.279cm" draw:marker-end="Arrowheads_20_12" draw:marker-end-width="0.3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="Arrowheads_20_13" draw:marker-end-width="0.379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053cm" svg:stroke-color="#000000" draw:marker-start-width="0.279cm" draw:marker-end="Arrowheads_20_14" draw:marker-end-width="0.3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standard">
      <style:graphic-properties svg:stroke-color="#000000" draw:fill="solid" draw:fill-color="#dde8cb" draw:textarea-horizontal-align="justify" draw:textarea-vertical-align="middle" draw:auto-grow-height="false" fo:min-height="2.043cm" fo:min-width="8.779cm" fo:wrap-option="wrap" style:writing-mode="lr-tb" loext:decorative="false"/>
      <style:paragraph-properties style:writing-mode="lr-tb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svg:stroke-color="#000000" draw:fill="solid" draw:fill-color="#dde8cb" draw:textarea-horizontal-align="justify" draw:textarea-vertical-align="top" draw:auto-grow-height="false" fo:min-height="2.615cm" fo:min-width="8.71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afd095" draw:textarea-horizontal-align="justify" draw:textarea-vertical-align="middle" draw:auto-grow-height="false" fo:min-height="0.897cm" fo:min-width="2.553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2a6099" draw:fill="solid" draw:fill-color="#afd095" draw:textarea-horizontal-align="justify" draw:textarea-vertical-align="middle" draw:auto-grow-height="false" fo:min-height="0.897cm" fo:min-width="2.553cm" fo:wrap-option="wrap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width="0.053cm" draw:marker-start-width="0.279cm" draw:marker-end="Arrowheads_20_19" draw:marker-end-width="0.379cm" draw:fill="none" draw:textarea-vertical-align="middle" fo:padding-top="0.151cm" fo:padding-bottom="0.151cm" fo:padding-left="0.276cm" fo:padding-right="0.276cm" loext:decorative="false"/>
    </style:style>
    <style:style style:name="gr29" style:family="graphic" style:parent-style-name="objectwithoutfill">
      <style:graphic-properties svg:stroke-width="0.053cm" svg:stroke-color="#000000" draw:marker-start-width="0.279cm" draw:marker-end="Arrowheads_20_20" draw:marker-end-width="0.379cm" draw:fill="none" draw:textarea-vertical-align="middle" fo:padding-top="0.151cm" fo:padding-bottom="0.151cm" fo:padding-left="0.276cm" fo:padding-right="0.276cm" loext:decorative="false"/>
    </style:style>
    <style:style style:name="gr30" style:family="graphic" style:parent-style-name="objectwithoutfill">
      <style:graphic-properties svg:stroke-width="0.053cm" svg:stroke-color="#000000" draw:marker-start-width="0.279cm" draw:marker-end="Arrowheads_20_21" draw:marker-end-width="0.379cm" draw:fill="none" draw:textarea-vertical-align="middle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1.182cm" fo:min-width="8.871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897cm" fo:min-width="8.903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896cm" fo:min-width="8.903cm" fo:wrap-option="wrap" style:writing-mode="lr-tb" loext:decorative="false"/>
      <style:paragraph-properties style:writing-mode="lr-tb"/>
    </style:style>
    <style:style style:name="gr34" style:family="graphic" style:parent-style-name="objectwithoutfill">
      <style:graphic-properties svg:stroke-width="0.053cm" draw:marker-start-width="0.279cm" draw:marker-end="Arrowheads_20_22" draw:marker-end-width="0.379cm" draw:fill="none" draw:textarea-vertical-align="middle" fo:padding-top="0.151cm" fo:padding-bottom="0.151cm" fo:padding-left="0.276cm" fo:padding-right="0.276cm" loext:decorative="false"/>
    </style:style>
    <style:style style:name="gr35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36" style:family="graphic" style:parent-style-name="objectwithoutfill">
      <style:graphic-properties svg:stroke-width="0.053cm" draw:marker-start-width="0.279cm" draw:marker-end="Arrowheads_20_23" draw:marker-end-width="0.379cm" draw:fill="none" draw:textarea-vertical-align="middle" fo:padding-top="0.151cm" fo:padding-bottom="0.151cm" fo:padding-left="0.276cm" fo:padding-right="0.276cm" loext:decorative="false"/>
    </style:style>
    <style:style style:name="gr37" style:family="graphic" style:parent-style-name="objectwithoutfill">
      <style:graphic-properties svg:stroke-width="0.053cm" draw:marker-start-width="0.279cm" draw:marker-end="Arrowheads_20_24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  <style:text-properties style:font-name="JetBrainsMono NF SemiBold" fo:font-size="16pt" style:font-size-asian="16pt" style:font-size-complex="16pt"/>
    </style:style>
    <style:style style:name="P2" style:family="paragraph">
      <loext:graphic-properties draw:fill="solid" draw:fill-color="#ffffd7"/>
      <style:paragraph-properties fo:text-align="center" style:writing-mode="lr-tb"/>
      <style:text-properties style:font-name="JetBrainsMono NF SemiBold" fo:font-size="16pt" style:font-size-asian="16pt" style:font-size-complex="16pt"/>
    </style:style>
    <style:style style:name="P3" style:family="paragraph">
      <style:paragraph-properties fo:text-align="center"/>
      <style:text-properties style:font-name="JetBrainsMono NF SemiBold" fo:font-size="18pt" style:font-size-asian="18pt" style:font-size-complex="18pt"/>
    </style:style>
    <style:style style:name="P4" style:family="paragraph">
      <loext:graphic-properties draw:fill="solid" draw:fill-color="#bf0041"/>
      <style:paragraph-properties fo:text-align="center" style:writing-mode="lr-tb"/>
      <style:text-properties style:font-name="JetBrainsMono NF SemiBold" fo:font-size="18pt" style:font-size-asian="18pt" style:font-size-complex="18pt"/>
    </style:style>
    <style:style style:name="P5" style:family="paragraph">
      <style:paragraph-properties fo:text-align="center"/>
      <style:text-properties style:font-name="JetBrainsMono NF SemiBold"/>
    </style:style>
    <style:style style:name="P6" style:family="paragraph">
      <loext:graphic-properties draw:fill="solid" draw:fill-color="#3465a4"/>
      <style:paragraph-properties fo:text-align="center" style:writing-mode="lr-tb"/>
      <style:text-properties style:font-name="JetBrainsMono NF SemiBold"/>
    </style:style>
    <style:style style:name="P7" style:family="paragraph">
      <loext:graphic-properties draw:fill="solid" draw:fill-color="#127622"/>
      <style:paragraph-properties fo:text-align="center" style:writing-mode="lr-tb"/>
      <style:text-properties style:font-name="JetBrainsMono NF SemiBold"/>
    </style:style>
    <style:style style:name="P8" style:family="paragraph">
      <loext:graphic-properties draw:fill="solid" draw:fill-color="#ffdbb6"/>
      <style:paragraph-properties fo:text-align="center" style:writing-mode="lr-tb"/>
      <style:text-properties style:font-name="JetBrainsMono NF SemiBold"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dee6ef"/>
      <style:paragraph-properties fo:text-align="center" style:writing-mode="lr-tb"/>
      <style:text-properties style:font-name="JetBrainsMono NF SemiBold" fo:font-size="16pt" style:font-size-asian="16pt" style:font-size-complex="16pt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dee6ef"/>
      <style:paragraph-properties fo:text-align="center" style:writing-mode="lr-tb"/>
    </style:style>
    <style:style style:name="P14" style:family="paragraph">
      <loext:graphic-properties draw:fill="solid" draw:fill-color="#ffd7d7"/>
      <style:paragraph-properties fo:text-align="center" style:writing-mode="lr-tb"/>
    </style:style>
    <style:style style:name="P15" style:family="paragraph">
      <loext:graphic-properties draw:fill="solid" draw:fill-color="#ffd7d7"/>
      <style:paragraph-properties fo:text-align="center" style:writing-mode="lr-tb"/>
      <style:text-properties style:font-name="JetBrainsMono NF SemiBold" fo:font-size="16pt" style:font-size-asian="16pt" style:font-size-complex="16pt"/>
    </style:style>
    <style:style style:name="P16" style:family="paragraph">
      <loext:graphic-properties draw:fill="solid" draw:fill-color="#dde8cb"/>
      <style:paragraph-properties fo:text-align="center" style:writing-mode="lr-tb"/>
      <style:text-properties style:font-name="JetBrainsMono NF SemiBold" fo:font-size="16pt" style:font-size-asian="16pt" style:font-size-complex="16pt"/>
    </style:style>
    <style:style style:name="P17" style:family="paragraph">
      <loext:graphic-properties draw:fill="solid" draw:fill-color="#afd095"/>
      <style:paragraph-properties fo:text-align="center" style:writing-mode="lr-tb"/>
      <style:text-properties style:font-name="JetBrainsMono NF SemiBold" fo:font-size="16pt" style:font-size-asian="16pt" style:font-size-complex="16pt"/>
    </style:style>
    <style:style style:name="P18" style:family="paragraph">
      <loext:graphic-properties draw:fill="solid" draw:fill-color="#ffffa6"/>
      <style:paragraph-properties fo:text-align="center" style:writing-mode="lr-tb"/>
      <style:text-properties style:font-name="JetBrainsMono NF SemiBold" fo:font-size="16pt" style:font-size-asian="16pt" style:font-size-complex="16pt"/>
    </style:style>
    <style:style style:name="T1" style:family="text">
      <style:text-properties style:font-name="JetBrainsMono NF SemiBold" fo:font-size="16pt" style:font-size-asian="16pt" style:font-size-complex="16pt"/>
    </style:style>
    <style:style style:name="T2" style:family="text">
      <style:text-properties style:font-name="JetBrainsMono NF SemiBold" fo:font-size="18pt" style:font-size-asian="18pt" style:font-size-complex="18pt"/>
    </style:style>
    <style:style style:name="T3" style:family="text">
      <style:text-properties style:font-name="JetBrainsMono NF Semi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dfDocument" draw:style-name="gr1" draw:text-style-name="P2" xml:id="id2" draw:id="id2" draw:layer="layout" svg:width="2.54cm" svg:height="2.94cm" svg:x="1cm" svg:y="5.68cm">
          <text:p text:style-name="P1"><text:span text:style-name="T1">single</text:span></text:p>
          <text:p text:style-name="P1"><text:span text:style-name="T1">p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name="PdfFilter" draw:style-name="gr2" draw:text-style-name="P4" xml:id="id6" draw:id="id6" draw:layer="layout" svg:width="4.762cm" svg:height="2.857cm" svg:x="6.08cm" svg:y="2.904cm">
          <text:p text:style-name="P3"><text:span text:style-name="T2">PdfFi</text:span><text:span text:style-name="T2">lter</text:span></text:p>
          <draw:enhanced-geometry svg:viewBox="0 0 21600 21600" draw:type="rectangle" draw:enhanced-path="M 0 0 L 21600 0 21600 21600 0 21600 0 0 Z N"/>
        </draw:custom-shape>
        <draw:custom-shape draw:name="TextExtract" draw:style-name="gr3" draw:text-style-name="P6" xml:id="id8" draw:id="id8" draw:layer="layout" svg:width="4.762cm" svg:height="2.857cm" svg:x="17.51cm" svg:y="2.904cm">
          <text:p text:style-name="P5"><text:span text:style-name="T3">TextE</text:span><text:span text:style-name="T3">xtrac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name="Deserialize" draw:style-name="gr4" draw:text-style-name="P7" xml:id="id5" draw:id="id5" draw:layer="layout" svg:width="4.763cm" svg:height="2.858cm" svg:x="17.827cm" svg:y="9.889cm">
          <text:p text:style-name="P5"><text:span text:style-name="T3">Deserialize</text:span></text:p>
          <draw:enhanced-geometry svg:viewBox="0 0 21600 21600" draw:type="rectangle" draw:enhanced-path="M 0 0 L 21600 0 21600 21600 0 21600 0 0 Z N"/>
        </draw:custom-shape>
        <draw:custom-shape draw:name="dict" draw:style-name="gr5" draw:text-style-name="P8" xml:id="id10" draw:id="id10" draw:layer="layout" svg:width="4.128cm" svg:height="2.222cm" svg:x="18.78cm" svg:y="17.193cm">
          <text:p text:style-name="P1"><text:span text:style-name="T1">CSV 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PdfDocument 1" draw:style-name="gr6" draw:text-style-name="P8" xml:id="id11" draw:id="id11" draw:layer="layout" svg:width="2.54cm" svg:height="3.175cm" svg:x="26.4cm" svg:y="16.748cm">
          <text:p text:style-name="P1"><text:span text:style-name="T1">CSV 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name="PdfDocument 2" draw:style-name="gr1" draw:text-style-name="P2" draw:layer="layout" svg:width="2.54cm" svg:height="2.94cm" svg:x="1.317cm" svg:y="1.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name="PdfDocument 3" draw:style-name="gr7" draw:text-style-name="P2" xml:id="id1" draw:id="id1" draw:layer="layout" svg:width="2.54cm" svg:height="2.939cm" svg:x="1cm" svg:y="0.976cm"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name="PdfDocument 4" draw:style-name="gr1" draw:text-style-name="P2" draw:layer="layout" svg:width="2.54cm" svg:height="2.94cm" svg:x="0.635cm" svg:y="0.682cm">
          <text:p text:style-name="P1"><text:span text:style-name="T1">PDF re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8" draw:text-style-name="P9" draw:layer="layout" draw:type="line" svg:x1="2.27cm" svg:y1="3.915cm" svg:x2="2.27cm" svg:y2="5.68cm" draw:start-shape="id1" draw:start-glue-point="6" draw:end-shape="id2" draw:end-glue-point="4" svg:d="M2270 3915v1765" svg:viewBox="0 0 1 1766">
          <text:p/>
        </draw:connector>
        <draw:custom-shape draw:style-name="gr9" draw:text-style-name="P10" xml:id="id4" draw:id="id4" draw:layer="layout" svg:width="4.128cm" svg:height="2.857cm" svg:x="23.542cm" svg:y="9.89cm">
          <text:p text:style-name="P1"><text:span text:style-name="T1">Text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1" draw:layer="layout" svg:width="24.448cm" svg:height="13.653cm" svg:x="4.492cm" svg:y="1.9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203cm" svg:height="2.75cm" svg:x="23.784cm" svg:y="3.647cm">
          <text:p text:style-name="P12">TextBl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3" xml:id="id3" draw:id="id3" draw:layer="layout" svg:width="4.202cm" svg:height="2.75cm" svg:x="23.505cm" svg:y="3.34cm">
          <text:p text:style-name="P12">TextBl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xml:id="id9" draw:id="id9" draw:layer="layout" svg:width="4.203cm" svg:height="2.75cm" svg:x="23.149cm" svg:y="2.957cm">
          <text:p text:style-name="P1"><text:span text:style-name="T1">TextBlo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4" draw:layer="layout" svg:width="4.203cm" svg:height="2.858cm" svg:x="12.354cm" svg:y="3.539cm">
          <text:p text:style-name="P12">TextBl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4" draw:layer="layout" svg:width="4.202cm" svg:height="2.858cm" svg:x="12.075cm" svg:y="3.22cm">
          <text:p text:style-name="P12">TextBl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5" xml:id="id7" draw:id="id7" draw:layer="layout" svg:width="4.203cm" svg:height="2.858cm" svg:x="11.794cm" svg:y="2.903cm">
          <text:p text:style-name="P1"><text:span text:style-name="T1">PdfBlo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1" draw:layer="layout" svg:width="22.86cm" svg:height="7.62cm" svg:x="5.445cm" svg:y="7.35cm">
          <text:p/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line" svg:x1="25.606cm" svg:y1="6.09cm" svg:x2="25.606cm" svg:y2="9.89cm" draw:start-shape="id3" draw:start-glue-point="2" draw:end-shape="id4" draw:end-glue-point="0" svg:d="M25606 6090v3800" svg:viewBox="0 0 1 3801">
          <text:p/>
        </draw:connector>
        <draw:connector draw:style-name="gr18" draw:text-style-name="P9" draw:layer="layout" draw:type="line" svg:x1="23.542cm" svg:y1="11.318cm" svg:x2="22.59cm" svg:y2="11.318cm" draw:start-shape="id4" draw:start-glue-point="3" draw:end-shape="id5" draw:end-glue-point="1" svg:d="M23542 11318h-952" svg:viewBox="0 0 953 1">
          <text:p/>
        </draw:connector>
        <draw:connector draw:style-name="gr19" draw:text-style-name="P9" draw:layer="layout" svg:x1="3.54cm" svg:y1="7.15cm" svg:x2="6.08cm" svg:y2="4.332cm" draw:start-shape="id2" draw:start-glue-point="7" draw:end-shape="id6" draw:end-glue-point="3" svg:d="M3540 7150h1271v-2818h1269" svg:viewBox="0 0 2541 2819">
          <text:p/>
        </draw:connector>
        <draw:connector draw:style-name="gr20" draw:text-style-name="P9" draw:layer="layout" draw:type="line" svg:x1="10.842cm" svg:y1="4.332cm" svg:x2="11.794cm" svg:y2="4.332cm" draw:start-shape="id6" draw:start-glue-point="1" draw:end-shape="id7" draw:end-glue-point="3" svg:d="M10842 4332h952" svg:viewBox="0 0 953 1">
          <text:p/>
        </draw:connector>
        <draw:connector draw:style-name="gr21" draw:text-style-name="P9" draw:layer="layout" draw:type="line" svg:x1="15.997cm" svg:y1="4.332cm" svg:x2="17.51cm" svg:y2="4.332cm" draw:start-shape="id7" draw:start-glue-point="1" draw:end-shape="id8" draw:end-glue-point="3" svg:d="M15997 4332h1513" svg:viewBox="0 0 1514 1">
          <text:p/>
        </draw:connector>
        <draw:connector draw:style-name="gr22" draw:text-style-name="P9" draw:layer="layout" draw:type="line" svg:x1="22.272cm" svg:y1="4.332cm" svg:x2="23.149cm" svg:y2="4.332cm" draw:start-shape="id8" draw:start-glue-point="1" draw:end-shape="id9" draw:end-glue-point="3" svg:d="M22272 4332h877" svg:viewBox="0 0 878 1">
          <text:p/>
        </draw:connector>
        <draw:custom-shape draw:name="FinancialData 3" draw:style-name="gr23" draw:text-style-name="P16" xml:id="id14" draw:id="id14" draw:layer="layout" svg:width="9.525cm" svg:height="2.539cm" svg:x="6.397cm" svg:y="11.795cm">
          <text:p text:style-name="P1"><text:span text:style-name="T1">PromisesResolution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24" xml:id="id12" draw:id="id12">
          <draw:custom-shape draw:name="FinancialData 1" draw:style-name="gr25" draw:text-style-name="P16" draw:layer="layout" svg:width="9.525cm" svg:height="3.175cm" svg:x="6.397cm" svg:y="7.985cm">
            <text:p text:style-name="P1"><text:span text:style-name="T1">Financial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name="FinancialData 2" draw:style-name="gr26" draw:text-style-name="P17" draw:layer="layout" svg:width="3.175cm" svg:height="1.269cm" svg:x="7.314cm" svg:y="9.256cm">
            <text:p text:style-name="P1"><text:span text:style-name="T1">Bo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name="FinancialData" draw:style-name="gr27" draw:text-style-name="P17" draw:layer="layout" svg:width="3.175cm" svg:height="1.269cm" svg:x="11.794cm" svg:y="9.256cm">
            <text:p text:style-name="P1"><text:span text:style-name="T1">Equ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connector draw:style-name="gr28" draw:text-style-name="P9" draw:layer="layout" draw:type="line" svg:x1="22.908cm" svg:y1="18.304cm" svg:x2="26.4cm" svg:y2="18.336cm" draw:start-shape="id10" draw:start-glue-point="1" draw:end-shape="id11" draw:end-glue-point="5" svg:d="M22908 18304l3492 32" svg:viewBox="0 0 3493 33">
          <text:p/>
        </draw:connector>
        <draw:connector draw:style-name="gr29" draw:text-style-name="P9" xml:id="id13" draw:id="id13" draw:layer="layout" svg:x1="17.827cm" svg:y1="11.318cm" svg:x2="15.922cm" svg:y2="9.572cm" draw:start-shape="id5" draw:start-glue-point="3" draw:end-shape="id12" draw:end-glue-point="1" svg:d="M17827 11318h-953v-1746h-952" svg:viewBox="0 0 1906 1747">
          <text:p/>
        </draw:connector>
        <draw:connector draw:style-name="gr30" draw:text-style-name="P9" draw:layer="layout" svg:x1="16.874cm" svg:y1="10.445cm" svg:x2="15.922cm" svg:y2="13.064cm" draw:start-shape="id13" draw:start-glue-point="0" draw:end-shape="id14" draw:end-glue-point="1" svg:d="M16874 10445v2619h-952" svg:viewBox="0 0 953 2620">
          <text:p/>
        </draw:connector>
        <draw:custom-shape draw:name="FinancialData 4" draw:style-name="gr31" draw:text-style-name="P18" xml:id="id15" draw:id="id15" draw:layer="layout" svg:width="9.525cm" svg:height="1.586cm" svg:x="6.397cm" svg:y="16.24cm">
          <text:p text:style-name="P1"><text:span text:style-name="T1">PromisesResolution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FinancialData 6" draw:style-name="gr32" draw:text-style-name="P18" draw:layer="layout" svg:width="9.525cm" svg:height="1.269cm" svg:x="7.032cm" svg:y="18.731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FinancialData 7" draw:style-name="gr33" draw:text-style-name="P18" xml:id="id16" draw:id="id16" draw:layer="layout" svg:width="9.525cm" svg:height="1.268cm" svg:x="6.715cm" svg:y="18.491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name="FinancialData 5" draw:style-name="gr32" draw:text-style-name="P18" xml:id="id18" draw:id="id18" draw:layer="layout" svg:width="9.525cm" svg:height="1.269cm" svg:x="6.397cm" svg:y="18.251cm">
          <text:p text:style-name="P1"><text:span text:style-name="T1">Financial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4" draw:text-style-name="P9" xml:id="id17" draw:id="id17" draw:layer="layout" svg:x1="15.922cm" svg:y1="17.033cm" svg:x2="18.78cm" svg:y2="18.304cm" draw:start-shape="id15" draw:start-glue-point="1" draw:end-shape="id10" draw:end-glue-point="3" svg:d="M15922 17033h1429v1271h1429" svg:viewBox="0 0 2859 1272">
          <text:p/>
        </draw:connector>
        <draw:connector draw:style-name="gr35" draw:text-style-name="P12" draw:layer="layout" svg:x1="16.24cm" svg:y1="19.125cm" svg:x2="17.351cm" svg:y2="17.668cm" draw:start-shape="id16" draw:start-glue-point="1" draw:end-shape="id17" draw:end-glue-point="0" svg:d="M16240 19125h1111v-1457" svg:viewBox="0 0 1112 1458">
          <text:p/>
        </draw:connector>
        <draw:connector draw:style-name="gr36" draw:text-style-name="P9" draw:layer="layout" draw:line-skew="-2.355cm" svg:x1="6.397cm" svg:y1="13.064cm" svg:x2="6.397cm" svg:y2="17.033cm" draw:start-shape="id14" draw:start-glue-point="3" draw:end-shape="id15" draw:end-glue-point="3" svg:d="M6397 13064h-2857v3969h2857" svg:viewBox="0 0 2858 3970">
          <text:p/>
        </draw:connector>
        <draw:connector draw:style-name="gr37" draw:text-style-name="P9" draw:layer="layout" draw:line-skew="-2.99cm" svg:x1="6.397cm" svg:y1="9.572cm" svg:x2="6.397cm" svg:y2="18.885cm" draw:start-shape="id12" draw:start-glue-point="3" draw:end-shape="id18" draw:end-glue-point="3" svg:d="M6397 9572h-3492v9313h3492" svg:viewBox="0 0 3493 931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JetBrainsMono NF SemiBold" svg:font-family="'JetBrainsMono NF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3T13:00:16.871271962</meta:creation-date>
    <dc:date>2025-07-18T10:34:14.386145904</dc:date>
    <meta:editing-duration>PT2H5M28S</meta:editing-duration>
    <meta:editing-cycles>3</meta:editing-cycles>
    <meta:generator>LibreOffice/25.2.5.2$Linux_X86_64 LibreOffice_project/520$Build-2</meta:generator>
    <meta:document-statistic meta:object-count="41"/>
  </office:meta>
</office:document-meta>
</file>